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</text:span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16T10:08:57.678662591</dc:date>
    <meta:editing-duration>PT11H20M2S</meta:editing-duration>
    <meta:editing-cycles>24</meta:editing-cycles>
    <meta:generator>LibreOffice/5.0.3.2$Linux_X86_64 LibreOffice_project/00$Build-2</meta:generator>
    <meta:document-statistic meta:object-count="284"/>
  </office:meta>
</office:document-meta>
</file>